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PercentBaseContext.getBaseLength( int lengthBase , FObj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PercentBaseContext.ValidationPercentBas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ationPercentBaseContext.getPseudo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